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ConfigWrapper.getInitParameter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terConfigWrapper.FilterConfigWrapper( FilterConfig theOriginal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ConfigWrapper.setInitParameter( String theName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onfigWrapper.setFilterName( String theFil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onfigWrapp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ConfigWrapper.getInitParameter( String t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ConfigWrapper.getFilt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